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14cm" style:rel-column-width="1213*"/>
    </style:style>
    <style:style style:name="CV_5f_TABLE.B" style:display-name="CV_TABLE.B" style:family="table-column">
      <style:table-column-properties style:column-width="1.279cm" style:rel-column-width="725*"/>
    </style:style>
    <style:style style:name="CV_5f_TABLE.C" style:display-name="CV_TABLE.C" style:family="table-column">
      <style:table-column-properties style:column-width="3.346cm" style:rel-column-width="1897*"/>
    </style:style>
    <style:style style:name="CV_5f_TABLE.D" style:display-name="CV_TABLE.D" style:family="table-column">
      <style:table-column-properties style:column-width="12.234cm" style:rel-column-width="6936*"/>
    </style:style>
    <style:style style:name="CV_5f_TABLE.A1" style:display-name="CV_TABLE.A1" style:family="table-cell">
      <style:table-cell-properties style:vertical-align="top" fo:padding-left="0cm" fo:padding-right="0cm" fo:padding-top="0.049cm" fo:padding-bottom="0.049cm" fo:border="none"/>
    </style:style>
    <style:style style:name="CV_5f_TABLE.B1.1" style:display-name="CV_TABLE.B1.1" style:family="table-column">
      <style:table-column-properties style:column-width="11.045cm" style:rel-column-width="6262*"/>
    </style:style>
    <style:style style:name="CV_5f_TABLE.B1.2" style:display-name="CV_TABLE.B1.2" style:family="table-column">
      <style:table-column-properties style:column-width="5.814cm" style:rel-column-width="3296*"/>
    </style:style>
    <style:style style:name="CV_5f_TABLE.13" style:display-name="CV_TABLE.13" style:family="table-row">
      <style:table-row-properties style:min-row-height="0.196cm"/>
    </style:style>
    <style:style style:name="CV_5f_TABLE.A16" style:display-name="CV_TABLE.A16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8" style:display-name="CV_TABLE.18" style:family="table-row">
      <style:table-row-properties style:min-row-height="0.125cm"/>
    </style:style>
    <style:style style:name="P1" style:family="paragraph" style:parent-style-name="CV_20_Normal">
      <style:text-properties style:font-name="Arial" fo:font-size="11pt"/>
    </style:style>
    <style:style style:name="P2" style:family="paragraph" style:parent-style-name="CV_20_Normal">
      <style:text-properties style:font-name="Arial" fo:font-size="11pt" officeooo:rsid="003b07c9" officeooo:paragraph-rsid="003b07c9"/>
    </style:style>
    <style:style style:name="P3" style:family="paragraph" style:parent-style-name="CV_20_Normal">
      <style:paragraph-properties fo:text-align="start" style:justify-single-word="false"/>
      <style:text-properties style:font-name="Arial" fo:font-size="11pt" officeooo:rsid="0052dee7" officeooo:paragraph-rsid="0052dee7"/>
    </style:style>
    <style:style style:name="P4" style:family="paragraph" style:parent-style-name="CV_20_Normal">
      <style:paragraph-properties fo:text-align="start" style:justify-single-word="false"/>
      <style:text-properties style:font-name="Arial" fo:font-size="11pt" officeooo:rsid="004f9827" officeooo:paragraph-rsid="00509d79"/>
    </style:style>
    <style:style style:name="P5" style:family="paragraph" style:parent-style-name="CV_20_Normal">
      <style:paragraph-properties fo:margin-left="0cm" fo:margin-right="0.199cm" fo:text-indent="0cm" style:auto-text-indent="false"/>
    </style:style>
    <style:style style:name="P6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7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CV_20_Heading_20_1">
      <style:text-properties style:font-name="Arial" fo:font-size="11pt" style:font-size-asian="11pt" style:font-size-complex="11pt"/>
    </style:style>
    <style:style style:name="P11" style:family="paragraph" style:parent-style-name="CV_20_Heading_20_1">
      <style:text-properties style:font-name="Arial" fo:font-size="11pt" style:font-size-asian="9.60000038146973pt" style:font-size-complex="11pt"/>
    </style:style>
    <style:style style:name="P12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CV_20_Heading_20_2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CV_20_Heading_20_2_20_-_20_First_20_Line">
      <style:text-properties style:font-name="Arial"/>
    </style:style>
    <style:style style:name="P15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6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CV_20_Spacer">
      <style:text-properties style:font-name="Arial"/>
    </style:style>
    <style:style style:name="P20" style:family="paragraph" style:parent-style-name="CV_20_Spacer">
      <style:text-properties style:font-name="Arial" fo:font-weight="normal" style:font-weight-asian="normal" style:font-weight-complex="normal"/>
    </style:style>
    <style:style style:name="P21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3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officeooo:paragraph-rsid="0029d98b" style:font-size-asian="11pt" style:font-weight-asian="bold" style:font-size-complex="11pt" style:font-weight-complex="bold"/>
    </style:style>
    <style:style style:name="P24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835744"/>
    </style:style>
    <style:style style:name="P25" style:family="paragraph" style:parent-style-name="Standard" style:list-style-name="L3">
      <style:paragraph-properties fo:margin-left="0.199cm" fo:margin-right="0cm" fo:text-indent="-0.64cm" style:auto-text-indent="false">
        <style:tab-stops/>
      </style:paragraph-properties>
      <style:text-properties officeooo:paragraph-rsid="00be23f5"/>
    </style:style>
    <style:style style:name="P26" style:family="paragraph" style:parent-style-name="CV_20_Heading_20_1">
      <style:paragraph-properties fo:text-align="start" style:justify-single-word="false"/>
      <style:text-properties style:font-name="Arial"/>
    </style:style>
    <style:style style:name="P27" style:family="paragraph" style:parent-style-name="CV_20_Heading_20_1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8" style:family="paragraph" style:parent-style-name="CV_20_Normal">
      <style:paragraph-properties fo:text-align="center" style:justify-single-word="false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29" style:family="paragraph" style:parent-style-name="CV_20_Normal">
      <style:paragraph-properties fo:text-align="center" style:justify-single-word="false"/>
      <style:text-properties style:font-name="Arial Narrow1" fo:font-size="11pt" officeooo:paragraph-rsid="0094ec76"/>
    </style:style>
    <style:style style:name="P30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P31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/>
    </style:style>
    <style:style style:name="P32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style:font-weight-asian="bold" style:font-weight-complex="bold"/>
    </style:style>
    <style:style style:name="P33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 style:text-underline-style="none" fo:font-weight="bold" officeooo:rsid="002fffa5" officeooo:paragraph-rsid="002fffa5" style:font-weight-asian="bold" style:font-weight-complex="bold"/>
    </style:style>
    <style:style style:name="P34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font-name="Arial"/>
    </style:style>
    <style:style style:name="P35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officeooo:paragraph-rsid="0089d4c7"/>
    </style:style>
    <style:style style:name="P36" style:family="paragraph" style:parent-style-name="CV_20_Normal" style:list-style-name="L2">
      <style:paragraph-properties fo:margin-left="0.199cm" fo:margin-right="0cm" fo:text-indent="-1.439cm" style:auto-text-indent="false">
        <style:tab-stops/>
      </style:paragraph-properties>
      <style:text-properties style:text-underline-style="none" fo:font-weight="bold" style:font-weight-asian="bold" style:font-weight-complex="bold"/>
    </style:style>
    <style:style style:name="P37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8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paragraph-rsid="008ad83b" style:font-weight-asian="normal" style:font-weight-complex="normal"/>
    </style:style>
    <style:style style:name="P39" style:family="paragraph" style:parent-style-name="CV_20_Normal" style:list-style-name="L4">
      <style:paragraph-properties fo:margin-left="0.199cm" fo:margin-right="0.199cm" fo:line-height="100%" fo:text-indent="0cm" style:auto-text-indent="false"/>
      <style:text-properties style:font-name="Arial" fo:font-weight="normal" officeooo:rsid="008ad83b" officeooo:paragraph-rsid="008ad83b" style:font-weight-asian="normal" style:font-weight-complex="normal"/>
    </style:style>
    <style:style style:name="P40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officeooo:paragraph-rsid="009897ff" style:font-size-asian="16pt" style:font-weight-asian="bold" style:font-size-complex="16pt" style:font-weight-complex="bold"/>
    </style:style>
    <style:style style:name="P41" style:family="paragraph" style:parent-style-name="CV_20_Spacer">
      <style:text-properties style:font-name="Arial"/>
    </style:style>
    <style:style style:name="P42" style:family="paragraph" style:parent-style-name="CV_20_Spacer">
      <style:paragraph-properties fo:margin-left="0cm" fo:margin-right="0.199cm" fo:text-indent="0cm" style:auto-text-indent="false"/>
      <style:text-properties style:font-name="Arial" fo:font-size="11pt" style:font-size-asian="11pt" style:font-size-complex="11pt"/>
    </style:style>
    <style:style style:name="P43" style:family="paragraph" style:parent-style-name="CV_20_Normal_20_-_20_First_20_Line">
      <style:paragraph-properties fo:text-align="center" style:justify-single-word="false"/>
      <style:text-properties style:font-name="Arial" fo:font-size="11pt" officeooo:paragraph-rsid="00c40190" fo:background-color="transparent"/>
    </style:style>
    <style:style style:name="P44" style:family="paragraph" style:parent-style-name="CV_20_Normal_20_-_20_First_20_Line">
      <style:text-properties style:font-name="Arial" officeooo:paragraph-rsid="00b3683d"/>
    </style:style>
    <style:style style:name="P45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8214cc"/>
    </style:style>
    <style:style style:name="P46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c10e81"/>
    </style:style>
    <style:style style:name="P47" style:family="paragraph" style:parent-style-name="CV_20_Normal_20_-_20_First_20_Line" style:list-style-name="L3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7f68" style:font-weight-asian="normal" style:font-weight-complex="normal"/>
    </style:style>
    <style:style style:name="T3" style:family="text">
      <style:text-properties fo:font-weight="normal" officeooo:rsid="003c7976" style:font-weight-asian="normal" style:font-weight-complex="normal"/>
    </style:style>
    <style:style style:name="T4" style:family="text">
      <style:text-properties fo:font-weight="normal" officeooo:rsid="003dba7e" style:font-weight-asian="normal" style:font-weight-complex="normal"/>
    </style:style>
    <style:style style:name="T5" style:family="text">
      <style:text-properties fo:font-weight="normal" officeooo:rsid="00433632" style:font-weight-asian="normal" style:font-weight-complex="normal"/>
    </style:style>
    <style:style style:name="T6" style:family="text">
      <style:text-properties fo:font-weight="normal" officeooo:rsid="004a3f90" style:font-weight-asian="normal" style:font-weight-complex="normal"/>
    </style:style>
    <style:style style:name="T7" style:family="text">
      <style:text-properties fo:font-weight="normal" officeooo:rsid="004c6141" style:font-weight-asian="normal" style:font-weight-complex="normal"/>
    </style:style>
    <style:style style:name="T8" style:family="text">
      <style:text-properties fo:font-weight="normal" officeooo:rsid="004cd6d2" style:font-weight-asian="normal" style:font-weight-complex="normal"/>
    </style:style>
    <style:style style:name="T9" style:family="text">
      <style:text-properties fo:font-weight="normal" officeooo:rsid="005ece09" style:font-weight-asian="normal" style:font-weight-complex="normal"/>
    </style:style>
    <style:style style:name="T10" style:family="text">
      <style:text-properties fo:font-weight="normal" officeooo:rsid="00b532a5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f44e" style:font-weight-asian="bold" style:font-weight-complex="bold"/>
    </style:style>
    <style:style style:name="T13" style:family="text">
      <style:text-properties fo:font-weight="bold" officeooo:rsid="00433632" style:font-weight-asian="bold" style:font-weight-complex="bold"/>
    </style:style>
    <style:style style:name="T14" style:family="text">
      <style:text-properties fo:font-weight="bold" officeooo:rsid="00451882" style:font-weight-asian="bold" style:font-weight-complex="bold"/>
    </style:style>
    <style:style style:name="T15" style:family="text">
      <style:text-properties fo:font-weight="bold" officeooo:rsid="00467344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2f9b58" style:font-weight-asian="bold" style:font-weight-complex="bold"/>
    </style:style>
    <style:style style:name="T18" style:family="text">
      <style:text-properties style:text-underline-style="none" fo:font-weight="bold" officeooo:rsid="003f6f74" style:font-weight-asian="bold" style:font-weight-complex="bold"/>
    </style:style>
    <style:style style:name="T19" style:family="text">
      <style:text-properties style:text-underline-style="none" fo:font-weight="bold" officeooo:rsid="004b3897" style:font-weight-asian="bold" style:font-weight-complex="bold"/>
    </style:style>
    <style:style style:name="T20" style:family="text">
      <style:text-properties style:text-underline-style="none" fo:font-weight="bold" officeooo:rsid="004b9210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2f9b58" style:font-weight-asian="normal" style:font-weight-complex="normal"/>
    </style:style>
    <style:style style:name="T23" style:family="text">
      <style:text-properties style:text-underline-style="none" fo:font-weight="normal" officeooo:rsid="00413906" style:font-weight-asian="normal" style:font-weight-complex="normal"/>
    </style:style>
    <style:style style:name="T24" style:family="text">
      <style:text-properties style:text-underline-style="none" fo:font-weight="normal" officeooo:rsid="004b3897" style:font-weight-asian="normal" style:font-weight-complex="normal"/>
    </style:style>
    <style:style style:name="T25" style:family="text">
      <style:text-properties style:text-underline-style="none" fo:font-weight="normal" officeooo:rsid="004b9210" style:font-weight-asian="normal" style:font-weight-complex="normal"/>
    </style:style>
    <style:style style:name="T26" style:family="text">
      <style:text-properties style:text-underline-style="none" fo:font-weight="normal" officeooo:rsid="004c6141" style:font-weight-asian="normal" style:font-weight-complex="normal"/>
    </style:style>
    <style:style style:name="T27" style:family="text">
      <style:text-properties style:text-underline-style="none" fo:font-weight="normal" officeooo:rsid="0087f91d" style:font-weight-asian="normal" style:font-weight-complex="normal"/>
    </style:style>
    <style:style style:name="T28" style:family="text">
      <style:text-properties style:text-underline-style="none" fo:font-weight="normal" officeooo:rsid="00ad1f43" style:font-weight-asian="normal" style:font-weight-complex="normal"/>
    </style:style>
    <style:style style:name="T29" style:family="text">
      <style:text-properties style:text-underline-style="none" fo:font-weight="normal" officeooo:rsid="00ae634a" style:font-weight-asian="normal" style:font-weight-complex="normal"/>
    </style:style>
    <style:style style:name="T30" style:family="text">
      <style:text-properties style:font-name="Arial"/>
    </style:style>
    <style:style style:name="T31" style:family="text">
      <style:text-properties style:font-name="Arial" fo:font-weight="bold" style:font-weight-asian="bold" style:font-weight-complex="bold"/>
    </style:style>
    <style:style style:name="T32" style:family="text">
      <style:text-properties style:font-name="Arial" fo:font-weight="bold" officeooo:rsid="004df158" style:font-weight-asian="bold" style:font-weight-complex="bold"/>
    </style:style>
    <style:style style:name="T33" style:family="text">
      <style:text-properties style:font-name="Arial" fo:font-weight="bold" officeooo:rsid="0061151b" style:font-weight-asian="bold" style:font-weight-complex="bold"/>
    </style:style>
    <style:style style:name="T34" style:family="text">
      <style:text-properties style:font-name="Arial" fo:font-weight="bold" officeooo:rsid="00451882" style:font-weight-asian="bold" style:font-weight-complex="bold"/>
    </style:style>
    <style:style style:name="T35" style:family="text">
      <style:text-properties style:font-name="Arial" fo:font-weight="bold" officeooo:rsid="00835744" style:font-weight-asian="bold" style:font-weight-complex="bold"/>
    </style:style>
    <style:style style:name="T36" style:family="text">
      <style:text-properties style:font-name="Arial" fo:font-weight="bold" officeooo:rsid="00841a2a" style:font-weight-asian="bold" style:font-weight-complex="bold"/>
    </style:style>
    <style:style style:name="T37" style:family="text">
      <style:text-properties style:font-name="Arial" fo:font-weight="bold" officeooo:rsid="008c22a7" style:font-weight-asian="bold" style:font-weight-complex="bold"/>
    </style:style>
    <style:style style:name="T38" style:family="text">
      <style:text-properties style:font-name="Arial" fo:font-weight="bold" officeooo:rsid="00433632" style:font-weight-asian="bold" style:font-weight-complex="bold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88df3" style:font-weight-asian="normal" style:font-weight-complex="normal"/>
    </style:style>
    <style:style style:name="T41" style:family="text">
      <style:text-properties style:font-name="Arial" fo:font-weight="normal" officeooo:rsid="001d2d18" style:font-weight-asian="normal" style:font-weight-complex="normal"/>
    </style:style>
    <style:style style:name="T42" style:family="text">
      <style:text-properties style:font-name="Arial" fo:font-weight="normal" officeooo:rsid="0023323d" style:font-weight-asian="normal" style:font-weight-complex="normal"/>
    </style:style>
    <style:style style:name="T43" style:family="text">
      <style:text-properties style:font-name="Arial" fo:font-weight="normal" officeooo:rsid="001a2b40" style:font-weight-asian="normal" style:font-weight-complex="normal"/>
    </style:style>
    <style:style style:name="T44" style:family="text">
      <style:text-properties style:font-name="Arial" fo:font-weight="normal" officeooo:rsid="00555df6" style:font-weight-asian="normal" style:font-weight-complex="normal"/>
    </style:style>
    <style:style style:name="T45" style:family="text">
      <style:text-properties style:font-name="Arial" fo:font-weight="normal" officeooo:rsid="001bf644" style:font-weight-asian="normal" style:font-weight-complex="normal"/>
    </style:style>
    <style:style style:name="T46" style:family="text">
      <style:text-properties style:font-name="Arial" fo:font-weight="normal" officeooo:rsid="00216f83" style:font-weight-asian="normal" style:font-weight-complex="normal"/>
    </style:style>
    <style:style style:name="T47" style:family="text">
      <style:text-properties style:font-name="Arial" fo:font-weight="normal" officeooo:rsid="003204ff" style:font-weight-asian="normal" style:font-weight-complex="normal"/>
    </style:style>
    <style:style style:name="T48" style:family="text">
      <style:text-properties style:font-name="Arial" fo:font-weight="normal" officeooo:rsid="0025123a" style:font-weight-asian="normal" style:font-weight-complex="normal"/>
    </style:style>
    <style:style style:name="T49" style:family="text">
      <style:text-properties style:font-name="Arial" fo:font-weight="normal" officeooo:rsid="002fffa5" style:font-weight-asian="normal" style:font-weight-complex="normal"/>
    </style:style>
    <style:style style:name="T50" style:family="text">
      <style:text-properties style:font-name="Arial" fo:font-weight="normal" officeooo:rsid="003b07c9" style:font-weight-asian="normal" style:font-weight-complex="normal"/>
    </style:style>
    <style:style style:name="T51" style:family="text">
      <style:text-properties style:font-name="Arial" fo:font-weight="normal" officeooo:rsid="005e922d" style:font-weight-asian="normal" style:font-weight-complex="normal"/>
    </style:style>
    <style:style style:name="T52" style:family="text">
      <style:text-properties style:font-name="Arial" fo:font-weight="normal" officeooo:rsid="0061151b" style:font-weight-asian="normal" style:font-weight-complex="normal"/>
    </style:style>
    <style:style style:name="T53" style:family="text">
      <style:text-properties style:font-name="Arial" fo:font-weight="normal" officeooo:rsid="00612746" style:font-weight-asian="normal" style:font-weight-complex="normal"/>
    </style:style>
    <style:style style:name="T54" style:family="text">
      <style:text-properties style:font-name="Arial" fo:font-weight="normal" officeooo:rsid="00622394" style:font-weight-asian="normal" style:font-weight-complex="normal"/>
    </style:style>
    <style:style style:name="T55" style:family="text">
      <style:text-properties style:font-name="Arial" fo:font-weight="normal" officeooo:rsid="00625796" style:font-weight-asian="normal" style:font-weight-complex="normal"/>
    </style:style>
    <style:style style:name="T56" style:family="text">
      <style:text-properties style:font-name="Arial" fo:font-weight="normal" officeooo:rsid="0068b94c" style:font-weight-asian="normal" style:font-weight-complex="normal"/>
    </style:style>
    <style:style style:name="T57" style:family="text">
      <style:text-properties style:font-name="Arial" fo:font-weight="normal" officeooo:rsid="006fe7b0" style:font-weight-asian="normal" style:font-weight-complex="normal"/>
    </style:style>
    <style:style style:name="T58" style:family="text">
      <style:text-properties style:font-name="Arial" fo:font-weight="normal" officeooo:rsid="0071ac15" style:font-weight-asian="normal" style:font-weight-complex="normal"/>
    </style:style>
    <style:style style:name="T59" style:family="text">
      <style:text-properties style:font-name="Arial" fo:font-weight="normal" officeooo:rsid="0073056a" style:font-weight-asian="normal" style:font-weight-complex="normal"/>
    </style:style>
    <style:style style:name="T60" style:family="text">
      <style:text-properties style:font-name="Arial" fo:font-weight="normal" officeooo:rsid="00748f98" style:font-weight-asian="normal" style:font-weight-complex="normal"/>
    </style:style>
    <style:style style:name="T61" style:family="text">
      <style:text-properties style:font-name="Arial" fo:font-weight="normal" officeooo:rsid="007a4a0c" style:font-weight-asian="normal" style:font-weight-complex="normal"/>
    </style:style>
    <style:style style:name="T62" style:family="text">
      <style:text-properties style:font-name="Arial" fo:font-weight="normal" officeooo:rsid="00835744" style:font-weight-asian="normal" style:font-weight-complex="normal"/>
    </style:style>
    <style:style style:name="T63" style:family="text">
      <style:text-properties style:font-name="Arial" fo:font-weight="normal" officeooo:rsid="0086a50f" style:font-weight-asian="normal" style:font-weight-complex="normal"/>
    </style:style>
    <style:style style:name="T64" style:family="text">
      <style:text-properties style:font-name="Arial" fo:font-weight="normal" officeooo:rsid="00a724ef" style:font-weight-asian="normal" style:font-weight-complex="normal"/>
    </style:style>
    <style:style style:name="T65" style:family="text">
      <style:text-properties style:font-name="Arial" fo:font-weight="normal" officeooo:rsid="00a89104" style:font-weight-asian="normal" style:font-weight-complex="normal"/>
    </style:style>
    <style:style style:name="T66" style:family="text">
      <style:text-properties style:font-name="Arial" fo:font-weight="normal" officeooo:rsid="00acc2b8" style:font-weight-asian="normal" style:font-weight-complex="normal"/>
    </style:style>
    <style:style style:name="T67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8" style:family="text">
      <style:text-properties style:font-name="Arial" officeooo:rsid="005e1878"/>
    </style:style>
    <style:style style:name="T69" style:family="text">
      <style:text-properties style:font-name="Arial" officeooo:rsid="005e6351"/>
    </style:style>
    <style:style style:name="T70" style:family="text">
      <style:text-properties style:font-name="Arial" style:text-underline-style="none" fo:font-weight="bold" officeooo:rsid="006505b7" style:font-weight-asian="bold" style:font-weight-complex="bold"/>
    </style:style>
    <style:style style:name="T71" style:family="text">
      <style:text-properties style:font-name="Arial" style:text-underline-style="none" fo:font-weight="bold" officeooo:rsid="00660897" style:font-weight-asian="bold" style:font-weight-complex="bold"/>
    </style:style>
    <style:style style:name="T72" style:family="text">
      <style:text-properties style:font-name="Arial" style:text-underline-style="none" fo:font-weight="normal" officeooo:rsid="006505b7" style:font-weight-asian="normal" style:font-weight-complex="normal"/>
    </style:style>
    <style:style style:name="T73" style:family="text">
      <style:text-properties style:font-name="Arial" officeooo:rsid="008f4248"/>
    </style:style>
    <style:style style:name="T74" style:family="text">
      <style:text-properties style:font-name="Arial" officeooo:rsid="009db2db"/>
    </style:style>
    <style:style style:name="T75" style:family="text">
      <style:text-properties style:font-name="Arial" officeooo:rsid="009e119d"/>
    </style:style>
    <style:style style:name="T76" style:family="text">
      <style:text-properties style:font-name="Arial" officeooo:rsid="009f6b80"/>
    </style:style>
    <style:style style:name="T77" style:family="text">
      <style:text-properties style:font-name="Arial" officeooo:rsid="00a0d67e"/>
    </style:style>
    <style:style style:name="T78" style:family="text">
      <style:text-properties style:font-name="Arial" officeooo:rsid="00a27acd"/>
    </style:style>
    <style:style style:name="T79" style:family="text">
      <style:text-properties style:font-name="Arial" officeooo:rsid="00a31820"/>
    </style:style>
    <style:style style:name="T80" style:family="text">
      <style:text-properties style:font-name="Arial" officeooo:rsid="00a360a4"/>
    </style:style>
    <style:style style:name="T81" style:family="text">
      <style:text-properties style:font-name="Arial" officeooo:rsid="00a3e082"/>
    </style:style>
    <style:style style:name="T82" style:family="text">
      <style:text-properties style:font-name="Arial" officeooo:rsid="00a40bfa"/>
    </style:style>
    <style:style style:name="T83" style:family="text">
      <style:text-properties style:font-name="Arial" officeooo:rsid="00a47e1a"/>
    </style:style>
    <style:style style:name="T84" style:family="text">
      <style:text-properties style:font-name="Arial" officeooo:rsid="00a6584c"/>
    </style:style>
    <style:style style:name="T85" style:family="text">
      <style:text-properties style:font-name="Arial" officeooo:rsid="00aa4e07"/>
    </style:style>
    <style:style style:name="T86" style:family="text">
      <style:text-properties style:font-name="Arial" officeooo:rsid="00ac3c24"/>
    </style:style>
    <style:style style:name="T87" style:family="text">
      <style:text-properties style:font-name="Arial" officeooo:rsid="00b01dc5"/>
    </style:style>
    <style:style style:name="T88" style:family="text">
      <style:text-properties style:font-name="Arial" officeooo:rsid="00ba9f27"/>
    </style:style>
    <style:style style:name="T89" style:family="text">
      <style:text-properties style:font-name="Arial" officeooo:rsid="00be23f5"/>
    </style:style>
    <style:style style:name="T90" style:family="text">
      <style:text-properties style:font-name="Arial" officeooo:rsid="00bc5131"/>
    </style:style>
    <style:style style:name="T91" style:family="text">
      <style:text-properties style:font-name="Arial" officeooo:rsid="00baee4e"/>
    </style:style>
    <style:style style:name="T92" style:family="text">
      <style:text-properties style:font-name="Arial" officeooo:rsid="00bf0ef8"/>
    </style:style>
    <style:style style:name="T93" style:family="text">
      <style:text-properties style:font-name="Arial" officeooo:rsid="00c1bf11"/>
    </style:style>
    <style:style style:name="T94" style:family="text">
      <style:text-properties style:font-name="Arial" officeooo:rsid="00c40190"/>
    </style:style>
    <style:style style:name="T95" style:family="text">
      <style:text-properties style:font-name="Arial" officeooo:rsid="00c4c8e6"/>
    </style:style>
    <style:style style:name="T96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97" style:family="text">
      <style:text-properties fo:font-size="10pt" fo:font-weight="normal" style:font-size-asian="10pt" style:font-weight-asian="normal" style:font-size-complex="10pt" style:font-weight-complex="normal"/>
    </style:style>
    <style:style style:name="T98" style:family="text">
      <style:text-properties fo:font-size="10pt" fo:font-weight="normal" officeooo:rsid="0029d98b" style:font-size-asian="10pt" style:font-weight-asian="normal" style:font-size-complex="10pt" style:font-weight-complex="normal"/>
    </style:style>
    <style:style style:name="T99" style:family="text">
      <style:text-properties fo:font-size="10pt" style:text-underline-style="none" fo:font-weight="normal" officeooo:rsid="004b3897" style:font-size-asian="10pt" style:font-weight-asian="normal" style:font-size-complex="10pt" style:font-weight-complex="normal"/>
    </style:style>
    <style:style style:name="T100" style:family="text">
      <style:text-properties officeooo:rsid="003b07c9"/>
    </style:style>
    <style:style style:name="T101" style:family="text">
      <style:text-properties officeooo:rsid="00420bf8"/>
    </style:style>
    <style:style style:name="T102" style:family="text">
      <style:text-properties officeooo:rsid="0086a50f"/>
    </style:style>
    <style:style style:name="T103" style:family="text">
      <style:text-properties officeooo:rsid="00b01dc5"/>
    </style:style>
    <style:style style:name="T104" style:family="text">
      <style:text-properties officeooo:rsid="00b08081"/>
    </style:style>
    <style:style style:name="T105" style:family="text">
      <style:text-properties officeooo:rsid="00b1c954"/>
    </style:style>
    <style:style style:name="T106" style:family="text">
      <style:text-properties officeooo:rsid="00b1d6ce"/>
    </style:style>
    <style:style style:name="T107" style:family="text">
      <style:text-properties officeooo:rsid="00b64361"/>
    </style:style>
    <style:style style:name="T108" style:family="text">
      <style:text-properties officeooo:rsid="00b6c475"/>
    </style:style>
    <style:style style:name="T109" style:family="text">
      <style:text-properties officeooo:rsid="00b828f5"/>
    </style:style>
    <style:style style:name="T110" style:family="text">
      <style:text-properties officeooo:rsid="00b9fc06"/>
    </style:style>
    <style:style style:name="T111" style:family="text">
      <style:text-properties officeooo:rsid="00ba9f27"/>
    </style:style>
    <style:style style:name="T112" style:family="text">
      <style:text-properties officeooo:rsid="00baee4e"/>
    </style:style>
    <style:style style:name="T113" style:family="text">
      <style:text-properties officeooo:rsid="00bb5661"/>
    </style:style>
    <style:style style:name="T114" style:family="text">
      <style:text-properties officeooo:rsid="00bc5131"/>
    </style:style>
    <style:style style:name="T115" style:family="text">
      <style:text-properties officeooo:rsid="00be23f5"/>
    </style:style>
    <style:style style:name="T116" style:family="text">
      <style:text-properties officeooo:rsid="00c40190"/>
    </style:style>
    <style:style style:name="T117" style:family="text">
      <style:text-properties officeooo:rsid="00c55eb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otiejus Jakštys</text:p>
      <text:p text:style-name="P28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style-name="CV_5f_TABLE.A1" office:value-type="string">
            <text:p text:style-name="P42"><text:line-break/></text:p>
          </table:table-cell>
          <table:table-cell table:number-columns-spanned="3">
            <table:table table:is-sub-table="true">
              <table:table-column table:style-name="CV_5f_TABLE.B1.1"/>
              <table:table-column table:style-name="CV_5f_TABLE.B1.2"/>
              <table:table-row>
                <table:table-cell table:style-name="CV_5f_TABLE.A1" office:value-type="string">
                  <text:p text:style-name="P2">Vilnius, Lithuania</text:p>
                </table:table-cell>
                <table:table-cell table:style-name="CV_5f_TABLE.A1" office:value-type="string">
                  <text:p text:style-name="P3">Glasgow, United Kingdom</text:p>
                </table:table-cell>
              </table:table-row>
              <table:table-row>
                <table:table-cell table:style-name="CV_5f_TABLE.A1" office:value-type="string">
                  <text:p text:style-name="P1">(+<text:span text:style-name="T100">370</text:span>) <text:span text:style-name="T100">62951392</text:span></text:p>
                </table:table-cell>
                <table:table-cell table:style-name="CV_5f_TABLE.A1" office:value-type="string">
                  <text:p text:style-name="P4">(+44) 7403592482</text:p>
                </table:table-cell>
              </table:table-row>
            </table:table>
          </table:table-cell>
          <table:covered-table-cell/>
          <table:covered-table-cell/>
        </table:table-row>
        <table:table-row>
          <table:table-cell table:style-name="CV_5f_TABLE.A1" table:number-columns-spanned="4" office:value-type="string">
            <text:p text:style-name="P29"><text:a xlink:type="simple" xlink:href="mailto:motiejus@jakstys.lt"><text:span text:style-name="T73">motiejus@jakstys.lt</text:span></text:a></text:p>
          </table:table-cell>
          <table:covered-table-cell/>
          <table:covered-table-cell/>
          <table:covered-table-cell/>
        </table:table-row>
        <table:table-row>
          <table:table-cell table:style-name="CV_5f_TABLE.A1" table:number-columns-spanned="4" office:value-type="string">
            <text:p text:style-name="P43"><text:span text:style-name="T116"/></text:p>
          </table:table-cell>
          <table:covered-table-cell/>
          <table:covered-table-cell/>
          <table:covered-table-cell/>
        </table:table-row>
        <table:table-row>
          <table:table-cell table:style-name="CV_5f_TABLE.A1" table:number-columns-spanned="3" office:value-type="string">
            <text:p text:style-name="P26">Desired employment:</text:p>
          </table:table-cell>
          <table:covered-table-cell/>
          <table:covered-table-cell/>
          <table:table-cell table:style-name="CV_5f_TABLE.A1" office:value-type="string">
            <text:p text:style-name="P27">Programmer / Systems engineer</text:p>
          </table:table-cell>
        </table:table-row>
        <table:table-row>
          <table:table-cell table:style-name="CV_5f_TABLE.A1" table:number-columns-spanned="2" office:value-type="string">
            <text:p text:style-name="P19"/>
          </table:table-cell>
          <table:covered-table-cell/>
          <table:table-cell table:style-name="CV_5f_TABLE.A1" table:number-columns-spanned="2" office:value-type="string">
            <text:p text:style-name="P19"/>
            <text:p text:style-name="P19"/>
            <text:p text:style-name="P19"/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0">Work experience</text:p>
          </table:table-cell>
          <table:covered-table-cell/>
          <table:table-cell table:style-name="CV_5f_TABLE.A1" table:number-columns-spanned="2" office:value-type="string">
            <text:list xml:id="list299988612" text:style-name="L1">
              <text:list-item>
                <text:p text:style-name="P46"><text:span text:style-name="T37">7/</text:span><text:span text:style-name="T33">2011</text:span><text:span text:style-name="T34">–</text:span><text:span text:style-name="T33">now:</text:span><text:span text:style-name="T52"> Mano Numeris, UAB </text:span><text:span text:style-name="T53">(Erlstate software).</text:span><text:span text:style-name="T54"> Erlang software engineer.</text:span><text:span text:style-name="T55"> Skills: distributed computing</text:span><text:span text:style-name="T59">, </text:span><text:span text:style-name="T58">data integrity </text:span><text:span text:style-name="T60">being </text:span><text:span text:style-name="T58">the first requirement</text:span><text:span text:style-name="T56">. </text:span><text:span text:style-name="T57">Technologies: Erlang </text:span><text:span text:style-name="T61">and </text:span><text:span text:style-name="T57">tools.</text:span></text:p>
              </text:list-item>
              <text:list-item>
                <text:p text:style-name="P45"><text:span text:style-name="T37">8/</text:span><text:span text:style-name="T31">2010</text:span><text:span text:style-name="T34">–</text:span><text:span text:style-name="T37">11/</text:span><text:span text:style-name="T32">2011</text:span><text:span text:style-name="T31">: </text:span><text:span text:style-name="T39">Idiles </text:span><text:span text:style-name="T40">Systems</text:span><text:span text:style-name="T39">, UAB. Python web developer </text:span><text:span text:style-name="T40">and CTO. </text:span><text:span text:style-name="T41">R</text:span><text:span text:style-name="T40">ole: programming and leading 4-6 developers team. Main responsibilities: making decisions about system architecture. </text:span><text:span text:style-name="T42">Programming.</text:span><text:span text:style-name="T43"> </text:span><text:span text:style-name="T44">Technical team support </text:span><text:span text:style-name="T43">(</text:span><text:span text:style-name="T65">feature </text:span><text:span text:style-name="T43">regressions, failed migrations, </text:span><text:span text:style-name="T64">crash handling</text:span><text:span text:style-name="T43">). </text:span><text:span text:style-name="T45">Deploying production servers</text:span><text:span text:style-name="T46">. </text:span><text:span text:style-name="T47">Major work with these websites</text:span><text:span text:style-name="T48">: </text:span><text:a xlink:type="simple" xlink:href="http://www.befluentin.com/"><text:span text:style-name="T49">BeFluentIn</text:span></text:a><text:span text:style-name="T49">, </text:span><text:a xlink:type="simple" xlink:href="http://liveopenly.com/"><text:span text:style-name="T49">LiveOpenly</text:span></text:a><text:span text:style-name="T49">. </text:span><text:span text:style-name="T50">Technologies: Django, Pylons, PostgreSQL, Javascript, GIT.</text:span></text:p>
              </text:list-item>
              <text:list-item>
                <text:p text:style-name="P45"><text:span text:style-name="T37">7/</text:span><text:span text:style-name="T31">2009</text:span><text:span text:style-name="T34">–</text:span><text:span text:style-name="T37">9/</text:span><text:span text:style-name="T31">2010:</text:span><text:span text:style-name="T30"> Jocom, UAB. </text:span><text:span text:style-name="T79">Lithuanian based </text:span><text:span text:style-name="T85">company </text:span><text:span text:style-name="T80">doing </text:span><text:span text:style-name="T79">GSM termination</text:span><text:span text:style-name="T30">. </text:span><text:span text:style-name="T81">Core systems developer </text:span><text:span text:style-name="T83">and system administrator</text:span><text:span text:style-name="T81">.</text:span><text:span text:style-name="T30"> </text:span><text:span text:style-name="T86">Technologies</text:span><text:span text:style-name="T30">: Linux (Debian, CentOS), FreeBSD, </text:span><text:span text:style-name="T68">HA </text:span><text:span text:style-name="T30">MySQL, virtualization solution in Xen </text:span><text:span text:style-name="T74">and KVM</text:span><text:span text:style-name="T30"> </text:span><text:span text:style-name="T69">deployment </text:span><text:span text:style-name="T74">with FreeBSD ZFS-based </text:span><text:span text:style-name="T75">SAN</text:span><text:span text:style-name="T76">. </text:span><text:span text:style-name="T82">Exotic distributed gateway network administration </text:span><text:span text:style-name="T84">built on customized </text:span><text:span text:style-name="T82">OpenWRT and OpenVPN. </text:span><text:span text:style-name="T77">D</text:span><text:span text:style-name="T30">esigned and implemented </text:span><text:a xlink:type="simple" xlink:href="http://github.com/Motiejus/SoundPatty"><text:span text:style-name="T30">SoundPatty</text:span></text:a><text:span text:style-name="T30"> (C++) </text:span><text:span text:style-name="T77">to recognize </text:span><text:span text:style-name="T94">I</text:span><text:span text:style-name="T77">VR </text:span><text:span text:style-name="T78">for </text:span><text:span text:style-name="T77">Asterisk </text:span><text:span text:style-name="T78">VoIP platform.</text:span></text:p>
              </text:list-item>
              <text:list-item>
                <text:p text:style-name="P45"><text:span text:style-name="T31">2007</text:span><text:span text:style-name="T34">–</text:span><text:span text:style-name="T31">2009:</text:span><text:span text:style-name="T30"> HealthyComp, Inc. SEO (search engine optimization) </text:span><text:span text:style-name="T95">spam </text:span><text:span text:style-name="T30">engine (PHP, Django).</text:span></text:p>
              </text:list-item>
              <text:list-item>
                <text:p text:style-name="P30"><text:span text:style-name="T11">2007</text:span>: Volunteer work in Vilnius Lyceum. Created LicMail web mail system for teachers (PHP). </text:p>
              </text:list-item>
              <text:list-item>
                <text:p text:style-name="P30"><text:span text:style-name="T11">2005 summer</text:span>: Private employer. Desktop application for a warehouse book-keeper (Delphi).</text:p>
              </text:list-item>
              <text:list-item>
                <text:p text:style-name="P30"><text:span text:style-name="T11">2004 summer</text:span>: TEV, UAB. Mathematics and German text typer in LaTeX.</text:p>
              </text:list-item>
            </text:list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5"/>
          </table:table-cell>
          <table:covered-table-cell/>
          <table:table-cell table:style-name="CV_5f_TABLE.A1" table:number-columns-spanned="2" office:value-type="string">
            <text:p text:style-name="P6"/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6">Programming languages,</text:p>
            <text:p text:style-name="P13">technologies</text:p>
          </table:table-cell>
          <table:covered-table-cell/>
          <table:table-cell table:style-name="CV_5f_TABLE.A1" table:number-columns-spanned="2" office:value-type="string">
            <text:list xml:id="list298513091" text:style-name="L2">
              <text:list-item>
                <text:p text:style-name="P31"><text:span text:style-name="T11">Python (Django, Pylons, SQLAlchemy, Genshi, Mako, ...):</text:span><text:span text:style-name="T1"> from 2008, </text:span><text:span text:style-name="T6">using actively.</text:span></text:p>
              </text:list-item>
              <text:list-item>
                <text:p text:style-name="P35"><text:span text:style-name="T70">Erlang (PropEr, </text:span><text:span text:style-name="T71">meck, </text:span><text:span text:style-name="T70">mochiweb, mnesia, ...):</text:span><text:span text:style-name="T72"> from 2011. Current employer.</text:span></text:p>
              </text:list-item>
              <text:list-item>
                <text:p text:style-name="P36"><text:span text:style-name="T30">Perl: </text:span><text:span text:style-name="T39">2009</text:span><text:span text:style-name="T51">-2010</text:span><text:span text:style-name="T39">. </text:span><text:a xlink:type="simple" xlink:href="http://github.com/Motiejus/Asterisk-perl-AMI"><text:span text:style-name="T39">Asterisk AMI library</text:span></text:a><text:span text:style-name="T39">, system administratio</text:span><text:span text:style-name="T66">n.</text:span></text:p>
              </text:list-item>
              <text:list-item>
                <text:p text:style-name="P32">C++: <text:span text:style-name="T1">Olympiads </text:span><text:span text:style-name="T3">from </text:span><text:span text:style-name="T1">2004. 20</text:span><text:span text:style-name="T9">09-2011</text:span><text:span text:style-name="T1">: SoundPatty (sound recognition application).</text:span></text:p>
              </text:list-item>
              <text:list-item>
                <text:p text:style-name="P32">Java:<text:span text:style-name="T1"> scalable </text:span><text:a xlink:type="simple" xlink:href="https://github.com/Motiejus/ryanaid"><text:span text:style-name="T1">ryanair crawler</text:span></text:a><text:span text:style-name="T1"> based on </text:span><text:span text:style-name="T4">Selenium 2</text:span><text:span text:style-name="T1">.</text:span></text:p>
              </text:list-item>
              <text:list-item>
                <text:p text:style-name="P31"><text:span text:style-name="T11">PHP, Smarty: </text:span><text:span text:style-name="T1">2004-2010. Web </text:span><text:span text:style-name="T5">programming</text:span><text:span text:style-name="T1">.</text:span></text:p>
              </text:list-item>
              <text:list-item>
                <text:p text:style-name="P31"><text:span text:style-name="T11">JavaScript (jQuery), CSS, (x)HTML, REST, SOAP, MySQL, </text:span><text:span text:style-name="T12">PostgreSQL</text:span><text:span text:style-name="T11">:</text:span><text:span text:style-name="T1"> from 2005. Using actively </text:span><text:span text:style-name="T2">for web programming.</text:span></text:p>
              </text:list-item>
              <text:list-item>
                <text:p text:style-name="P34"><text:span text:style-name="T16">FreeBSD, Linux. </text:span><text:span text:style-name="T18">Various servers and services, deployment scripts</text:span><text:span text:style-name="T16">: </text:span><text:span text:style-name="T21">from 2006. Heavily used for servers and desktops. Passionate about open-source.</text:span></text:p>
              </text:list-item>
              <text:list-item>
                <text:p text:style-name="P34"><text:span text:style-name="T16">Good </text:span><text:span text:style-name="T19">HTTP and low level</text:span><text:span text:style-name="T16"> networking knowledge: </text:span><text:span text:style-name="T96">IEEE 802.1Q</text:span><text:span text:style-name="T67">, </text:span><text:span text:style-name="T99">routing, DNS</text:span><text:span text:style-name="T21">, firewalls </text:span><text:span text:style-name="T24">(iptables)</text:span><text:span text:style-name="T21">, tcp/ip, ipv6 </text:span><text:span text:style-name="T24">routing</text:span><text:span text:style-name="T21">. </text:span><text:span text:style-name="T27">N</text:span><text:span text:style-name="T21">etwork related work since 2007.</text:span></text:p>
              </text:list-item>
              <text:list-item>
                <text:p text:style-name="P34"><text:span text:style-name="T16">Server virtualization (VirtualBox, Xen, KVM </text:span><text:span text:style-name="T20">via</text:span><text:span text:style-name="T16"> libvirt):</text:span><text:span text:style-name="T21"> Xen based </text:span><text:span text:style-name="T23">server farm</text:span><text:span text:style-name="T21"> solution in JOCOM </text:span><text:span text:style-name="T28">(later </text:span><text:span text:style-name="T29">migrated </text:span><text:span text:style-name="T28">to KVM)</text:span><text:span text:style-name="T21">.</text:span></text:p>
              </text:list-item>
              <text:list-item>
                <text:p text:style-name="P34"><text:span text:style-name="T16">Asterisk </text:span><text:span text:style-name="T21">1.2, 1.6 (with sound recognition via JACK). 2009 </text:span><text:span text:style-name="T22">onwards:</text:span><text:span text:style-name="T21"> </text:span><text:span text:style-name="T16">Nagios, </text:span><text:span text:style-name="T17">SVN</text:span><text:span text:style-name="T16">, GIT.</text:span></text:p>
              </text:list-item>
              <text:list-item>
                <text:p text:style-name="P33">Test driven development. <text:span text:style-name="T7">I encourage test</text:span><text:span text:style-name="T8">s</text:span><text:span text:style-name="T7">-first development.</text:span></text:p>
              </text:list-item>
            </text:list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5"/>
          </table:table-cell>
          <table:covered-table-cell/>
          <table:table-cell table:style-name="CV_5f_TABLE.A1" table:number-columns-spanned="2" office:value-type="string">
            <text:p text:style-name="P6"/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1">Education</text:p>
          </table:table-cell>
          <table:covered-table-cell/>
          <table:table-cell table:style-name="CV_5f_TABLE.A1" table:number-columns-spanned="2" office:value-type="string">
            <text:list xml:id="list500939469" text:style-name="L3">
              <text:list-item>
                <text:p text:style-name="P25"><text:span text:style-name="T31">2010</text:span><text:span text:style-name="T34">–</text:span><text:span text:style-name="T38">2013</text:span><text:span text:style-name="T31">:</text:span><text:span text:style-name="T30"> University of Glasgow, </text:span><text:span text:style-name="T87">B</text:span><text:span text:style-name="T92">s</text:span><text:span text:style-name="T88">c </text:span><text:span text:style-name="T89">of </text:span><text:span text:style-name="T87">Mobile Software Engineering</text:span><text:span text:style-name="T88">. </text:span><text:span text:style-name="T89">F</text:span><text:span text:style-name="T90">aster route</text:span><text:span text:style-name="T91">.</text:span></text:p>
              </text:list-item>
              <text:list-item>
                <text:p text:style-name="P24"><text:span text:style-name="T35">2009</text:span><text:span text:style-name="T34">–</text:span><text:span text:style-name="T35">201</text:span><text:span text:style-name="T36">0</text:span><text:span text:style-name="T35">: </text:span><text:span text:style-name="T62">Vilnius University, Financial and Actuarial Mathematics (un</text:span><text:span text:style-name="T63">f</text:span><text:span text:style-name="T62">inished)</text:span></text:p>
              </text:list-item>
              <text:list-item>
                <text:p text:style-name="P47"><text:span text:style-name="T11">2004</text:span><text:span text:style-name="T15">–</text:span><text:span text:style-name="T11">2008:</text:span> Vilnius Lyceum.</text:p>
              </text:list-item>
            </text:list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8">Olympiads, competitions</text:p>
          </table:table-cell>
          <table:covered-table-cell/>
          <table:table-cell table:style-name="CV_5f_TABLE.A1" table:number-columns-spanned="2" office:value-type="string">
            <text:list xml:id="list579047637" text:style-name="L4">
              <text:list-item>
                <text:p text:style-name="P37">2008 2nd place in prof. J. Matulionis Junior mathematicians' competition.</text:p>
              </text:list-item>
              <text:list-item>
                <text:p text:style-name="P38">2008 2nd place Junior mathematicians' competition in Šiauliai university.</text:p>
              </text:list-item>
              <text:list-item>
                <text:p text:style-name="P39">2004, 2005 1'st place in Lithuania Olympiad in Informatics (Pascal).</text:p>
              </text:list-item>
            </text:list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9"/>
          </table:table-cell>
          <table:covered-table-cell/>
          <table:table-cell table:style-name="CV_5f_TABLE.A1" table:number-columns-spanned="2" office:value-type="string">
            <text:p text:style-name="P20"/>
          </table:table-cell>
          <table:covered-table-cell/>
        </table:table-row>
        <table:table-row table:style-name="CV_5f_TABLE.13">
          <table:table-cell table:style-name="CV_5f_TABLE.A1" table:number-columns-spanned="2" office:value-type="string">
            <text:p text:style-name="P10">Languages</text:p>
          </table:table-cell>
          <table:covered-table-cell/>
          <table:table-cell table:style-name="CV_5f_TABLE.A1" table:number-columns-spanned="2" office:value-type="string">
            <text:p text:style-name="P12">Lithuanian: mother tongue, English: fluent, German: good, Russian: beginner.</text:p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9"/>
          </table:table-cell>
          <table:covered-table-cell/>
          <table:table-cell table:style-name="CV_5f_TABLE.A1" table:number-columns-spanned="2" office:value-type="string">
            <text:p text:style-name="P19"/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16">Personal qualities</text:p>
          </table:table-cell>
          <table:covered-table-cell/>
          <table:table-cell table:style-name="CV_5f_TABLE.A1" table:number-columns-spanned="2" office:value-type="string">
            <text:p text:style-name="P17"><text:span text:style-name="T104">I am more than happy to take a task and give it back once it's complete</text:span>. I work alone easily and learn rapidly. I am considered being responsible, disciplined, well organized. I love what I do.</text:p>
          </table:table-cell>
          <table:covered-table-cell/>
        </table:table-row>
        <table:table-row>
          <table:table-cell table:style-name="CV_5f_TABLE.A16" table:number-columns-spanned="2" office:value-type="string">
            <text:p text:style-name="P14">Hobbies</text:p>
          </table:table-cell>
          <table:covered-table-cell/>
          <table:table-cell table:style-name="CV_5f_TABLE.A1" table:number-columns-spanned="2" office:value-type="string">
            <text:p text:style-name="P44">I am a member of technical committee in Lithuania Informatics Olympiad since 2010. I travel a lot, usually <text:span text:style-name="T1">hitch-hiking (hitch-hiked &gt;10 000 km)</text:span>. <text:span text:style-name="T105">I love being in nature; I </text:span><text:span text:style-name="T109">often</text:span><text:span text:style-name="T105"> </text:span><text:span text:style-name="T108">participate and </text:span><text:span text:style-name="T105">organiz</text:span><text:span text:style-name="T117">e </text:span><text:span text:style-name="T105">hiking, cycling </text:span><text:span text:style-name="T107">and skiing </text:span><text:span text:style-name="T108">2-5 day</text:span><text:span text:style-name="T107"> </text:span><text:span text:style-name="T105">trip</text:span><text:span text:style-name="T108">s.</text:span></text:p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7">Other skills</text:p>
          </table:table-cell>
          <table:covered-table-cell/>
          <table:table-cell table:style-name="CV_5f_TABLE.A1" table:number-columns-spanned="2" office:value-type="string">
            <text:p text:style-name="P21">Orienteering sports. Lithuania ski orienteering champion in 2007.</text:p>
          </table:table-cell>
          <table:covered-table-cell/>
        </table:table-row>
        <table:table-row table:style-name="CV_5f_TABLE.18">
          <table:table-cell table:style-name="CV_5f_TABLE.A1" table:number-columns-spanned="2" office:value-type="string">
            <text:p text:style-name="P8"/>
          </table:table-cell>
          <table:covered-table-cell/>
          <table:table-cell table:style-name="CV_5f_TABLE.A1" table:number-columns-spanned="2" office:value-type="string">
            <text:p text:style-name="P22"/>
          </table:table-cell>
          <table:covered-table-cell/>
        </table:table-row>
        <table:table-row>
          <table:table-cell table:style-name="CV_5f_TABLE.A1" table:number-columns-spanned="4" office:value-type="string">
            <text:p text:style-name="P23">Recommendations <text:span text:style-name="T98">(c</text:span><text:span text:style-name="T97">ontacts available upon request</text:span><text:span text:style-name="T98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" table:number-columns-spanned="2" office:value-type="string">
            <text:p text:style-name="P9">Žilvinas Bartkus</text:p>
          </table:table-cell>
          <table:covered-table-cell/>
          <table:table-cell table:style-name="CV_5f_TABLE.A1" table:number-columns-spanned="2" office:value-type="string">
            <text:p text:style-name="P21">Employer at JOCOM, UAB.</text:p>
          </table:table-cell>
          <table:covered-table-cell/>
        </table:table-row>
        <table:table-row>
          <table:table-cell table:style-name="CV_5f_TABLE.A1" table:number-columns-spanned="2" office:value-type="string">
            <text:p text:style-name="P9">Bronius Skūpas</text:p>
          </table:table-cell>
          <table:covered-table-cell/>
          <table:table-cell table:style-name="CV_5f_TABLE.A1" table:number-columns-spanned="2" office:value-type="string">
            <text:p text:style-name="P21">Leader of Technical committee of International and Lithuanian Olympiads in Informatics.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CV_20_Footer_20_Right"/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Motiejus Jakštys Curriculum Vitae</dc:title>
    <meta:initial-creator>PHT</meta:initial-creator>
    <meta:creation-date>2005-01-21T11:29:00</meta:creation-date>
    <dc:date>2011-11-25T11:22:47</dc:date>
    <meta:print-date>2011-11-25T11:16:54</meta:print-date>
    <meta:editing-cycles>1122</meta:editing-cycles>
    <meta:editing-duration>PT25H04M35S</meta:editing-duration>
    <meta:keyword>Motiejus Jakštys</meta:keyword>
    <meta:document-statistic meta:table-count="1" meta:image-count="0" meta:object-count="0" meta:page-count="1" meta:paragraph-count="52" meta:word-count="542" meta:character-count="3914"/>
    <meta:user-defined meta:name="Info 1"/>
    <meta:user-defined meta:name="Info 2"/>
    <meta:user-defined meta:name="Info 3"/>
    <meta:user-defined meta:name="Info 4"/>
  </office:meta>
</office:document-meta>
</file>